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ed9f" officeooo:paragraph-rsid="001eed9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1e05e" officeooo:paragraph-rsid="0021e05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1e05e" officeooo:paragraph-rsid="0023a62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fo:font-weight="bold" officeooo:rsid="00206f4d" officeooo:paragraph-rsid="00206f4d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206f4d" officeooo:paragraph-rsid="0020d9c1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28bf52" officeooo:paragraph-rsid="0028bf52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8bf52" officeooo:paragraph-rsid="002b9dee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color="#800000" fo:font-size="14pt" fo:font-weight="bold" officeooo:rsid="001eed9f" officeooo:paragraph-rsid="001eed9f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800000" fo:font-size="14pt" fo:font-weight="bold" officeooo:rsid="00206f4d" officeooo:paragraph-rsid="00206f4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800000" fo:font-size="14pt" fo:font-weight="bold" officeooo:rsid="0021e05e" officeooo:paragraph-rsid="0021e05e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800000" fo:font-size="14pt" fo:font-weight="bold" officeooo:rsid="0028bf52" officeooo:paragraph-rsid="0028bf52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800000" fo:font-size="14pt" fo:font-weight="bold" officeooo:rsid="002b74ee" officeooo:paragraph-rsid="002b74e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officeooo:rsid="002b9dee" officeooo:paragraph-rsid="0028bf52" style:font-size-asian="12pt" style:font-weight-asian="normal" style:font-size-complex="12pt" style:font-weight-complex="normal"/>
    </style:style>
    <style:style style:name="P14" style:family="paragraph" style:parent-style-name="Footer">
      <style:paragraph-properties fo:text-align="center" style:justify-single-word="false"/>
      <style:text-properties officeooo:rsid="002b9dee" officeooo:paragraph-rsid="002b9dee"/>
    </style:style>
    <style:style style:name="P15" style:family="paragraph" style:parent-style-name="Footer">
      <style:paragraph-properties fo:text-align="center" style:justify-single-word="false"/>
      <style:text-properties fo:color="#800000" fo:font-size="12pt" fo:font-weight="normal" officeooo:rsid="002b9dee" officeooo:paragraph-rsid="002b9dee" style:font-size-asian="12pt" style:font-weight-asian="normal" style:font-size-complex="12pt" style:font-weight-complex="normal"/>
    </style:style>
    <style:style style:name="T1" style:family="text">
      <style:text-properties fo:color="#800000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225612" style:font-size-asian="11.3500003814697pt" style:font-size-complex="13pt"/>
    </style:style>
    <style:style style:name="T4" style:family="text">
      <style:text-properties fo:font-size="13pt" officeooo:rsid="0022a7fe" style:font-size-asian="11.3500003814697pt" style:font-size-complex="13pt"/>
    </style:style>
    <style:style style:name="T5" style:family="text">
      <style:text-properties fo:font-size="13pt" officeooo:rsid="0023a62a" style:font-size-asian="11.3500003814697pt" style:font-size-complex="13pt"/>
    </style:style>
    <style:style style:name="T6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5612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2a7fe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3a62a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260456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26c709" style:font-size-asian="11.3500003814697pt" style:font-weight-asian="normal" style:font-size-complex="13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d9c1" style:font-weight-asian="normal" style:font-weight-complex="normal"/>
    </style:style>
    <style:style style:name="T14" style:family="text">
      <style:text-properties fo:font-weight="normal" officeooo:rsid="00297d66" style:font-weight-asian="normal" style:font-weight-complex="normal"/>
    </style:style>
    <style:style style:name="T15" style:family="text">
      <style:text-properties officeooo:rsid="0020d9c1"/>
    </style:style>
    <style:style style:name="T16" style:family="text">
      <style:text-properties officeooo:rsid="0026c709"/>
    </style:style>
    <style:style style:name="T17" style:family="text">
      <style:text-properties officeooo:rsid="00297d66"/>
    </style:style>
    <style:style style:name="T18" style:family="text">
      <style:text-properties fo:color="#000000" fo:font-size="13pt" fo:font-weight="normal" style:font-size-asian="11.3500003814697pt" style:font-weight-asian="normal" style:font-size-complex="13pt" style:font-weight-complex="normal"/>
    </style:style>
    <style:style style:name="T19" style:family="text">
      <style:text-properties fo:color="#000000" fo:font-size="13pt" fo:font-weight="normal" officeooo:rsid="002b9dee" style:font-size-asian="11.3500003814697pt" style:font-weight-asian="normal" style:font-size-complex="13pt" style:font-weight-complex="normal"/>
    </style:style>
    <style:style style:name="T20" style:family="text">
      <style:text-properties fo:color="#000000" fo:font-size="13pt" style:font-size-asian="11.3500003814697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abase connection setting</text:span>: /bd/bd.php</text:p>
      <text:p text:style-name="P1"/>
      <text:p text:style-name="P8">Book Operations:</text:p>
      <text:p text:style-name="P1"><text:tab/><text:span text:style-name="T2">-add a new book:[POST] </text:span><text:span text:style-name="T6">addbook.php (bookid,title,author,total,free,details)</text:span></text:p>
      <text:p text:style-name="P1"><text:span text:style-name="T6"/></text:p>
      <text:p text:style-name="P1"><text:span text:style-name="T6"><text:tab/></text:span><text:span text:style-name="T2">-remove a book:[POST] </text:span><text:span text:style-name="T6">removebook.php (bookid)</text:span></text:p>
      <text:p text:style-name="P1"><text:span text:style-name="T6"/></text:p>
      <text:p text:style-name="P1"><text:span text:style-name="T6"><text:tab/></text:span><text:span text:style-name="T2">-edit a book:[POST] </text:span><text:span text:style-name="T6">editbook.php (bookid,title,author,total,free,details)</text:span></text:p>
      <text:p text:style-name="P1"><text:span text:style-name="T6"/></text:p>
      <text:p text:style-name="P9">Search Operations:</text:p>
      <text:p text:style-name="P4"><text:tab/>-search by bookid:[GET] <text:span text:style-name="T12">findbookid.php (bookid)</text:span></text:p>
      <text:p text:style-name="P4"><text:span text:style-name="T12"/></text:p>
      <text:p text:style-name="P5"><text:span text:style-name="T12"><text:tab/></text:span>-search by <text:span text:style-name="T15">author</text:span>:[GET] <text:span text:style-name="T13">findauthor</text:span><text:span text:style-name="T12">.php (</text:span><text:span text:style-name="T13">author</text:span><text:span text:style-name="T12">)</text:span></text:p>
      <text:p text:style-name="P5"><text:span text:style-name="T12"/></text:p>
      <text:p text:style-name="P5"><text:span text:style-name="T12"><text:tab/></text:span>-search by <text:span text:style-name="T15">title</text:span>:[GET]<text:span text:style-name="T12"> </text:span><text:span text:style-name="T13">findtitle</text:span><text:span text:style-name="T12">.php (</text:span><text:span text:style-name="T13">title</text:span><text:span text:style-name="T12">)</text:span></text:p>
      <text:p text:style-name="P5"><text:span text:style-name="T12"/></text:p>
      <text:p text:style-name="P10">Rents Operations:</text:p>
      <text:p text:style-name="P2"/>
      <text:p text:style-name="P2"><text:tab/>--<text:span text:style-name="T2">rent a new book: 1. [GET] </text:span><text:span text:style-name="T6">freebooksleft.php (bookid) -&gt; Return INT of free left b</text:span><text:span text:style-name="T7">ooks (Used to verify if there is any book left available for rent)</text:span></text:p>
      <text:p text:style-name="P2"><text:span text:style-name="T7"/></text:p>
      <text:p text:style-name="P2"><text:span text:style-name="T2"><text:tab/><text:tab/><text:tab/><text:tab/>2. </text:span><text:span text:style-name="T3">[POST] </text:span><text:span text:style-name="T7">rentbooksetrent.php (bookid,nume,prenume,clasa) -&gt; </text:span><text:span text:style-name="T8">create a new rent table entry, with default today date and 0 (=flase) returned</text:span></text:p>
      <text:p text:style-name="P2"><text:span text:style-name="T7"/></text:p>
      <text:p text:style-name="P3"><text:span text:style-name="T2"><text:tab/><text:tab/><text:tab/><text:tab/>3.</text:span><text:span text:style-name="T4">[POST] </text:span><text:span text:style-name="T9">rentbookSetFreeBookMinusOne.php (bookid) -&gt; free=free-1</text:span></text:p>
      <text:p text:style-name="P3"><text:span text:style-name="T9"/></text:p>
      <text:p text:style-name="P3"><text:span text:style-name="T9"><text:tab/>-</text:span><text:span text:style-name="T5">-return a book: <text:s/>1.[POST] <text:s/></text:span><text:span text:style-name="T9">rentbookSetReturned.php </text:span><text:span text:style-name="T10">(</text:span><text:span text:style-name="T11">bookid,nume,clasa</text:span><text:span text:style-name="T10">) -</text:span><text:span text:style-name="T11">&gt; set for the matching cases backDate= date.today and returned=1(true)</text:span></text:p>
      <text:p text:style-name="P3"><text:span text:style-name="T11"/></text:p>
      <text:p text:style-name="P3"/>
      <text:p text:style-name="P11"><text:span text:style-name="T16">S</text:span>how Operations</text:p>
      <text:p text:style-name="P6"/>
      <text:p text:style-name="P6"><text:tab/><text:tab/>-Show all rents:<text:span text:style-name="T12"> showallrents.php</text:span></text:p>
      <text:p text:style-name="P6"/>
      <text:p text:style-name="P6"/>
      <text:p text:style-name="P6"><text:tab/><text:tab/>-Show all <text:span text:style-name="T17">unreturned rents: <text:s/></text:span><text:span text:style-name="T14">showallunreturned.php</text:span></text:p>
      <text:p text:style-name="P6"><text:span text:style-name="T14"/></text:p>
      <text:p text:style-name="P13"/>
      <text:p text:style-name="P12"/>
      <text:p text:style-name="P12"><text:soft-page-break/></text:p>
      <text:p text:style-name="P12"><text:span text:style-name="T17">O</text:span>thers(daemons)</text:p>
      <text:p text:style-name="P12"/>
      <text:p text:style-name="P12"><text:tab/><text:span text:style-name="T6"><text:tab/></text:span><text:span text:style-name="T18">-daemonGetSmallestFreeBook.php <text:s/>-&gt; usefull to check if free is lower than </text:span><text:span text:style-name="T19">0</text:span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7"><text:span text:style-name="T14"/></text:p>
      <text:p text:style-name="P15"><text:span text:style-name="T20">All database connection errors/ex's are stored in log.txt</text:span></text:p>
      <text:p text:style-name="P15"><text:span text:style-name="T19"/></text:p>
      <text:p text:style-name="P15"><text:span text:style-name="T20"/></text:p>
      <text:p text:style-name="P15"><text:span text:style-name="T20">403 - parametru null</text:span></text:p>
      <text:p text:style-name="P15"><text:span text:style-name="T20">402 - <text:s/>0 rezultate</text:span></text:p>
      <text:p text:style-name="P15"><text:span text:style-name="T20">406 - record sent to db</text:span></text:p>
      <text:p text:style-name="P15"><text:span text:style-name="T20">407 - record have been not sent</text:span></text:p>
      <text:p text:style-name="P15"><text:span text:style-name="T20">408 - nu mai sunt carti libere</text:span></text:p>
      <text:p text:style-name="P15"><text:span text:style-name="T20">666 - cannot connect to db</text:span></text:p>
      <text:p text:style-name="P15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b9dee" officeooo:paragraph-rsid="002b9de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8S</meta:editing-duration>
    <meta:editing-cycles>16</meta:editing-cycles>
    <meta:generator>LibreOffice/5.0.3.2$Windows_x86 LibreOffice_project/e5f16313668ac592c1bfb310f4390624e3dbfb75</meta:generator>
    <dc:date>2016-03-27T19:42:32.559000000</dc:date>
    <meta:document-statistic meta:table-count="0" meta:image-count="0" meta:object-count="0" meta:page-count="2" meta:paragraph-count="26" meta:word-count="175" meta:character-count="1331" meta:non-whitespace-character-count="1157"/>
    <meta:user-defined meta:name="Info 1"/>
    <meta:user-defined meta:name="Info 2"/>
    <meta:user-defined meta:name="Info 3"/>
    <meta:user-defined meta:name="Info 4"/>
  </office:meta>
</office:document-meta>
</file>